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ca01" officeooo:paragraph-rsid="0015ca01"/>
    </style:style>
    <style:style style:name="P2" style:family="paragraph" style:parent-style-name="Text_20_body">
      <style:text-properties style:text-underline-style="none" officeooo:rsid="0015ca01" officeooo:paragraph-rsid="0015ca01"/>
    </style:style>
    <style:style style:name="P3" style:family="paragraph" style:parent-style-name="Text_20_body">
      <style:text-properties style:text-underline-style="none" fo:font-weight="normal" officeooo:rsid="0015ca01" officeooo:paragraph-rsid="0015ca01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18e584" officeooo:paragraph-rsid="0018e584" style:font-weight-asian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P6" style:family="paragraph" style:parent-style-name="Title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Text_20_body">
      <style:text-properties style:text-underline-style="none" fo:font-weight="normal" officeooo:rsid="0018e584" officeooo:paragraph-rsid="0018e584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19cb18" officeooo:paragraph-rsid="0019cb18" style:font-weight-asian="normal" style:font-weight-complex="normal"/>
    </style:style>
    <style:style style:name="P10" style:family="paragraph" style:parent-style-name="Text_20_body">
      <style:text-properties fo:font-size="18pt" style:text-underline-style="solid" style:text-underline-width="auto" style:text-underline-color="font-color" fo:font-weight="bold" officeooo:rsid="0019cb18" officeooo:paragraph-rsid="0019cb18" style:font-size-asian="18pt" style:font-weight-asian="bold" style:font-size-complex="18pt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normal" officeooo:rsid="0019cb18" officeooo:paragraph-rsid="0019cb18" style:font-weight-asian="normal" style:font-weight-complex="normal"/>
    </style:style>
    <style:style style:name="P12" style:family="paragraph" style:parent-style-name="Text_20_body">
      <style:text-properties style:text-underline-style="solid" style:text-underline-width="auto" style:text-underline-color="font-color" fo:font-weight="normal" officeooo:rsid="001b73d6" officeooo:paragraph-rsid="001b73d6" style:font-weight-asian="normal" style:font-weight-complex="normal"/>
    </style:style>
    <style:style style:name="P13" style:family="paragraph" style:parent-style-name="Text_20_body">
      <style:text-properties style:text-underline-style="solid" style:text-underline-width="auto" style:text-underline-color="font-color" fo:font-weight="normal" officeooo:rsid="001c1a3f" officeooo:paragraph-rsid="001c1a3f" style:font-weight-asian="normal" style:font-weight-complex="normal"/>
    </style:style>
    <style:style style:name="P14" style:family="paragraph" style:parent-style-name="Text_20_body">
      <style:text-properties style:text-underline-style="solid" style:text-underline-width="auto" style:text-underline-color="font-color" fo:font-weight="normal" officeooo:rsid="001c5643" officeooo:paragraph-rsid="001c5643" style:font-weight-asian="normal" style:font-weight-complex="normal"/>
    </style:style>
    <style:style style:name="P15" style:family="paragraph" style:parent-style-name="Text_20_body">
      <style:text-properties style:text-underline-style="solid" style:text-underline-width="auto" style:text-underline-color="font-color" fo:font-weight="normal" officeooo:rsid="001cbff6" officeooo:paragraph-rsid="001cbff6" style:font-weight-asian="normal" style:font-weight-complex="normal"/>
    </style:style>
    <style:style style:name="P16" style:family="paragraph" style:parent-style-name="Text_20_body">
      <style:text-properties style:text-underline-style="solid" style:text-underline-width="auto" style:text-underline-color="font-color" fo:font-weight="normal" officeooo:rsid="001cbff6" officeooo:paragraph-rsid="001e33b0" style:font-weight-asian="normal" style:font-weight-complex="normal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e33b0" officeooo:paragraph-rsid="001e33b0" style:font-weight-asian="normal" style:font-weight-complex="normal"/>
    </style:style>
    <style:style style:name="P18" style:family="paragraph" style:parent-style-name="Heading_20_1">
      <style:paragraph-properties fo:break-before="page"/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a1e3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ca01" style:font-weight-asian="bold" style:font-weight-complex="bold"/>
    </style:style>
    <style:style style:name="T5" style:family="text">
      <style:text-properties fo:font-weight="bold" officeooo:rsid="001c5643" style:font-weight-asian="bold" style:font-weight-complex="bold"/>
    </style:style>
    <style:style style:name="T6" style:family="text">
      <style:text-properties officeooo:rsid="0015ca01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1b73d6" style:font-weight-asian="bold" style:font-weight-complex="bold"/>
    </style:style>
    <style:style style:name="T10" style:family="text">
      <style:text-properties style:text-underline-style="none" fo:font-weight="bold" officeooo:rsid="001c1a3f" style:font-weight-asian="bold" style:font-weight-complex="bold"/>
    </style:style>
    <style:style style:name="T11" style:family="text">
      <style:text-properties style:text-underline-style="none" fo:font-weight="bold" officeooo:rsid="001c5643" style:font-weight-asian="bold" style:font-weight-complex="bold"/>
    </style:style>
    <style:style style:name="T12" style:family="text">
      <style:text-properties style:text-underline-style="none" fo:font-weight="bold" officeooo:rsid="001cbff6" style:font-weight-asian="bold" style:font-weight-complex="bold"/>
    </style:style>
    <style:style style:name="T13" style:family="text">
      <style:text-properties style:text-underline-style="none" fo:font-weight="bold" officeooo:rsid="001e33b0" style:font-weight-asian="bold" style:font-weight-complex="bold"/>
    </style:style>
    <style:style style:name="T14" style:family="text">
      <style:text-properties style:text-underline-style="none" officeooo:rsid="001c1a3f"/>
    </style:style>
    <style:style style:name="T15" style:family="text">
      <style:text-properties style:text-underline-style="none" officeooo:rsid="001c5643"/>
    </style:style>
    <style:style style:name="T16" style:family="text">
      <style:text-properties style:text-underline-style="none" officeooo:rsid="001e33b0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1c5643"/>
    </style:style>
    <style:style style:name="fr1" style:family="graphic" style:parent-style-name="Frame">
      <style:graphic-properties style:vertical-pos="middle" style:vertical-rel="page" style:horizontal-pos="center" style:horizontal-rel="page" draw:opacity="0%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width="4.25in" style:rel-width="50%" draw:z-index="0"><draw:text-box fo:min-height="0.2in"><text:p text:style-name="P7"/><text:p text:style-name="P6">Documentation for Apache OfBiz Project</text:p></draw:text-box></draw:frame></text:p>
      <text:h text:style-name="P18" text:outline-level="1">Sign-Up Page</text:h>
      <text:p text:style-name="P5"/>
      <text:p text:style-name="P3">(7/14):</text:p>
      <text:p text:style-name="P2"><text:span text:style-name="T1">- </text:span><text:span text:style-name="T2">(Richard) </text:span><text:span text:style-name="T1">Edited file: </text:span><text:span text:style-name="T3">Ecommerce &gt; Template &gt; Customer &gt; NewCustomer.xml</text:span><text:span text:style-name="T1"> removed all unnecessary text boxes to only show First Name, Last Name, Email Address, Username, Password</text:span></text:p>
      <text:p text:style-name="P2"><text:span text:style-name="T1">- </text:span><text:span text:style-name="T2">(Richard) </text:span><text:span text:style-name="T1">Edited file: </text:span><text:span text:style-name="T3">Ecommerce &gt; Minilang &gt; Customer &gt; CustomerEvents.xml</text:span><text:span text:style-name="T1"> removed the code that checks for deleted input text boxes during user registration</text:span></text:p>
      <text:p text:style-name="P2"><text:span text:style-name="T1">- </text:span><text:span text:style-name="T2">(Richard) </text:span><text:span text:style-name="T1">Edited file: </text:span><text:span text:style-name="T3">Applications &gt; Party &gt; Minilang &gt; Customer &gt; CustomerEvents.xml </text:span><text:span text:style-name="T1">removed similar code that checks for the deleted input text boxes during user registration</text:span></text:p>
      <text:p text:style-name="P3"/>
      <text:p text:style-name="P4">(7/18):</text:p>
      <text:p text:style-name="P4">- (Richard) Edited file: <text:span text:style-name="T4">Ecommerce &gt; Template &gt; Customer &gt; NewCustomer.xml</text:span><text:span text:style-name="T6"> </text:span>commented out the Username and Password Hint text boxes</text:p>
      <text:p text:style-name="P4">- (Richard) Edited file: <text:s/><text:span text:style-name="T4">Ecommerce &gt; Minilang &gt; Customer &gt; CustomerEvents.xml</text:span><text:span text:style-name="T6"> </text:span>rewrote code to assign the email variable to the username variab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Creating a Model Listing component:</text:p>
      <text:p text:style-name="P9">(7/20):</text:p>
      <text:p text:style-name="P9">First steps to create “<text:span text:style-name="T18">testC</text:span>reateListing” component: </text:p>
      <text:p text:style-name="P9"><text:tab/>- ./gradlew createPlugin -PpluginId=<text:span text:style-name="T18">testC</text:span>reateListing</text:p>
      <text:p text:style-name="P9"><text:tab/>- sudo ./gradlew “ofbiz –shutdown”</text:p>
      <text:p text:style-name="P9"><text:tab/>- ./gradlew loadDefault</text:p>
      <text:p text:style-name="P9"><text:tab/>- ./gradlew</text:p>
      <text:p text:style-name="P9"><text:tab/>- sudo ./gradlew ofbiz</text:p>
      <text:p text:style-name="P9">Which allows you to connect to localhost/<text:span text:style-name="T18">testC</text:span>reateListing with the User: admin Password: ofbiz account</text:p>
      <text:p text:style-name="P9"/>
      <text:p text:style-name="P9">- (Richard) Edited file: <text:span text:style-name="T3">specialpurpose &gt; ...&gt; widget &gt; </text:span><text:span text:style-name="T5">testC</text:span><text:span text:style-name="T3">reateListingScreens.xml</text:span></text:p>
      <text:p text:style-name="P11"><text:span text:style-name="T17">DELETE THIS</text:span><text:span text:style-name="T7"> added some text in “label” so it appears on the webpage</text:span></text:p>
      <text:p text:style-name="P11"><text:span text:style-name="T7">- (Richard) Edited file: </text:span><text:span text:style-name="T8">specialpurpose &gt; </text:span><text:span text:style-name="T11">...</text:span><text:span text:style-name="T8"> &gt; entitydef &gt; entitymodel.xml</text:span></text:p>
      <text:p text:style-name="P11"><text:span text:style-name="T7">Created two entity definitions because a guide said so. Still working on this file.</text:span></text:p>
      <text:p text:style-name="P11"><text:span text:style-name="T7">- (Richard) Edited file: </text:span><text:span text:style-name="T9">specialpurpose &gt; ... &gt; data &gt; </text:span><text:span text:style-name="T11">testC</text:span><text:span text:style-name="T9">reateListingTypeData.xml</text:span></text:p>
      <text:p text:style-name="P12"><text:span text:style-name="T7">Added two </text:span><text:span text:style-name="T15">testC</text:span><text:span text:style-name="T7">reateListingType data groups</text:span></text:p>
      <text:p text:style-name="P12"><text:span text:style-name="T7">- (Richard) Edited file: </text:span><text:span text:style-name="T8">specialpurpose &gt; ... &gt; data &gt; </text:span><text:span text:style-name="T11">testC</text:span><text:span text:style-name="T8">reateListingDemoData.xml</text:span></text:p>
      <text:p text:style-name="P12"><text:span text:style-name="T7">Added four </text:span><text:span text:style-name="T15">testC</text:span><text:span text:style-name="T7">reateListing data </text:span><text:span text:style-name="T14">objects</text:span></text:p>
      <text:p text:style-name="P12"><text:span text:style-name="T7">- (Richard) </text:span><text:span text:style-name="T10">Loaded data into entity</text:span></text:p>
      <text:p text:style-name="P13"><text:span text:style-name="T7">In Webtools&gt;XML Data Import, copy the two data Types and four data objects in between &lt;entity-engine-xml&gt; <text:s/>“six copied entries” &lt;/entity-engine-xml&gt; and click Import Text. </text:span><text:span text:style-name="T15">This creates entries in the testCreateListing and testCreateListingType entities.</text:span></text:p>
      <text:p text:style-name="P13"><text:span text:style-name="T15">- (Richard) Edited file: </text:span><text:span text:style-name="T11">specialpurpose &gt; … &gt; servicedef &gt; services.xml</text:span></text:p>
      <text:p text:style-name="P14"><text:span text:style-name="T7">Deleted default service. Added the createtestCreateListing service.</text:span></text:p>
      <text:p text:style-name="P14"><text:span text:style-name="T7">- (Richard) Edited file: </text:span><text:span text:style-name="T12">specialpurpose &gt; … &gt; widget &gt; testCreateListingForms.xml</text:span></text:p>
      <text:p text:style-name="P15"><text:span text:style-name="T7">Added the form AddtestCreateListing</text:span></text:p>
      <text:p text:style-name="P16"><text:span text:style-name="T7">- (Richard) </text:span><text:span text:style-name="T16">Edited file: </text:span><text:span text:style-name="T13">specialpurpose &gt; … &gt; widget &gt; testCreateListingScreens.xml</text:span></text:p>
      <text:p text:style-name="P17"><text:span text:style-name="T7">Included the AddtestCreateListing service into the testCreateListing webpage</text:span></text:p>
      <text:p text:style-name="P17"><text:soft-page-break/><text:span text:style-name="T7">- (Richard) Edited file: </text:span><text:span text:style-name="T8">specialpurpose &gt; … &gt; webapp &gt; … &gt; WEB-INF &gt; controller.xml</text:span></text:p>
      <text:p text:style-name="P17"><text:span text:style-name="T7">Added request-map for createtestCreateListing service.</text:span></text:p>
      <text:p text:style-name="P17"><text:span text:style-name="T7">- (Richard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1:30:54.564669484</meta:creation-date>
    <dc:date>2017-07-20T12:59:20.151983237</dc:date>
    <meta:editing-duration>PT33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37" meta:word-count="366" meta:character-count="2614" meta:non-whitespace-character-count="2276"/>
  </office:meta>
</office:document-meta>
</file>